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officeooo:rsid="0008d400" officeooo:paragraph-rsid="001c30bd" style:font-style-asian="italic" style:font-name-complex="Chilanka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hilanka" officeooo:rsid="0008d400" officeooo:paragraph-rsid="001c30bd" style:font-name-complex="Chilanka"/>
    </style:style>
    <style:style style:name="P3" style:family="paragraph" style:parent-style-name="Standard">
      <style:text-properties style:font-name="Chilanka" officeooo:rsid="0008d400" officeooo:paragraph-rsid="001c30bd" style:font-name-complex="Chilanka"/>
    </style:style>
    <style:style style:name="P4" style:family="paragraph" style:parent-style-name="Standard">
      <style:text-properties style:font-name="Chilanka" officeooo:rsid="000b764f" officeooo:paragraph-rsid="001c30bd" style:font-name-complex="Chilanka"/>
    </style:style>
    <style:style style:name="P5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c30bd" style:font-size-asian="15pt" style:font-name-complex="Rachana" style:font-size-complex="15pt"/>
    </style:style>
    <style:style style:name="P6" style:family="paragraph" style:parent-style-name="Standard">
      <style:text-properties officeooo:rsid="0008d400" officeooo:paragraph-rsid="001c30bd"/>
    </style:style>
    <style:style style:name="P7" style:family="paragraph" style:parent-style-name="Standard">
      <style:text-properties officeooo:rsid="000a77fc" officeooo:paragraph-rsid="001c30bd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/>
      <style:text-properties fo:font-size="16pt" fo:font-weight="bold" officeooo:rsid="0008d400" officeooo:paragraph-rsid="001c30bd" style:font-size-asian="16pt" style:font-weight-asian="bold" style:font-size-complex="16pt" style:font-weight-complex="bold"/>
    </style:style>
    <style:style style:name="T1" style:family="text">
      <style:text-properties officeooo:rsid="000d583d"/>
    </style:style>
    <style:style style:name="T2" style:family="text">
      <style:text-properties style:font-name="Rachana" fo:font-size="15pt" style:font-size-asian="15pt" style:font-name-complex="Rachana" style:font-size-complex="15pt"/>
    </style:style>
    <style:style style:name="T3" style:family="text">
      <style:text-properties officeooo:rsid="000b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വേണുക്കുട്ടന്‍ കെ.കെ.</text:p>
      <text:p text:style-name="P7">കണ്ടനാട്ട് വീട്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മ്പുജാക്ഷന്‍</text:p>
      <text:p text:style-name="P7">തകിടിയില്‍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നില</text:p>
      <text:p text:style-name="P7">കല്ലാട്ട്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വിമലൻ</text:p>
      <text:p text:style-name="P7">തോപ്പുവെളി</text:p>
      <text:p text:style-name="P7">മുഹമ്മ</text:p>
      <text:p text:style-name="P7">68855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നില്‍കുമാര്‍</text:p>
      <text:p text:style-name="P7">KOCHU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ബെൻസ്ലൽ</text:p>
      <text:p text:style-name="P7">POTTAYIL</text:p>
      <text:p text:style-name="P7">വാരണം</text:p>
      <text:p text:style-name="P7">68855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തിലകന്‍ കെ വി</text:p>
      <text:p text:style-name="P7">KANDANATTU VELI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ജിത്കുമാർ <text:s/>എസ്.</text:p>
      <text:p text:style-name="P7">PALLIYAZHATH HOUSE</text:p>
      <text:p text:style-name="P7">വാരണം</text:p>
      <text:p text:style-name="P7">688539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മോഹനന്‍</text:p>
      <text:p text:style-name="P7">KOCHUVELI</text:p>
      <text:p text:style-name="P7">വാരണം</text:p>
      <text:p text:style-name="P7">68855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ല്ലാസ്. എം എന്‍</text:p>
      <text:p text:style-name="P7">MULLASSERI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ലാലു</text:p>
      <text:p text:style-name="P7">VADAKKE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ുരുഷോത്തമന്‍</text:p>
      <text:p text:style-name="P7">PALACKAL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ഒാമനകുട്ടന്‍ ജി.</text:p>
      <text:p text:style-name="P7">MALIKA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ജയകുമാര്‍ .വി.പി.</text:p>
      <text:p text:style-name="P7">KANDANATTUNADUVILECHIRA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ഷാജി</text:p>
      <text:p text:style-name="P7">MAPPILA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ജയന്‍ പി..</text:p>
      <text:p text:style-name="P7">KIZHAKKEKOLLAMPARAMBU</text:p>
      <text:p text:style-name="P7">മുഹമ്മ</text:p>
      <text:p text:style-name="P7">68855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ജിമോണ്‍ വ.ബി.</text:p>
      <text:p text:style-name="P7">VELIYIL PARAMBIL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ചന്ദ്രബാബു സി.എം.</text:p>
      <text:p text:style-name="P7">CHANI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ധനേഷ് വി.</text:p>
      <text:p text:style-name="P7">CHALU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ലാലു.വി.എ.</text:p>
      <text:p text:style-name="P7">VADAKKE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ഖുവരാൻ</text:p>
      <text:p text:style-name="P7">ANIKKATTU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തീഷ്‌ വി.പി.</text:p>
      <text:p text:style-name="P7">VELINTHARA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ദീപ് ദാസ്‌ എം.ആര്‍</text:p>
      <text:p text:style-name="P7">MULLASSERI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ാജേഷ്‌.</text:p>
      <text:p text:style-name="P7">MANGALATH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െജുമോന്‍ <text:s/>ടി വി</text:p>
      <text:p text:style-name="P7">REVATHYNILATHIL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നിൽ എം.ടി</text:p>
      <text:p text:style-name="P7">MULLASSERIVELI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രേഷ് കുമാർ.ടി.കെ.</text:p>
      <text:p text:style-name="P7">THAKIDIVELI</text:p>
      <text:p text:style-name="P7">മരുതോര്‍വട്ട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ോമൻ</text:p>
      <text:p text:style-name="P7">PUTHUVEETTU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സാദ്‌ വി. പി.</text:p>
      <text:p text:style-name="P7">VELEEPARAMBU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ദയന്‍ കെ.ആര്‍.</text:p>
      <text:p text:style-name="P7">KOLLAMPARAMBU</text:p>
      <text:p text:style-name="P7">വാരണം</text:p>
      <text:p text:style-name="P7">68855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ഉദയകുമാർ ജി.</text:p>
      <text:p text:style-name="P7">VELEEPARAMBU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പ്രസന്നൻ ക.ക.</text:p>
      <text:p text:style-name="P7">KANDANATTUVELI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ന്തോഷ് കുമാര്‍</text:p>
      <text:p text:style-name="P7">EDAPARAMBIL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അശോകാൻ</text:p>
      <text:p text:style-name="P7">THAKIDI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ചന്ദ്രബാബു</text:p>
      <text:p text:style-name="P7">PALACKAL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രാജേന്ദ്രന്‍പിള്ള റ്റി. റ്റി.</text:p>
      <text:p text:style-name="P7">PALACKAL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ുനില</text:p>
      <text:p text:style-name="P7">PALACKAL VELI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ൈജു എ.സി.</text:p>
      <text:p text:style-name="P7">ARAICKALVELI</text:p>
      <text:p text:style-name="P7">വാരണം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സന്തോഷ്‌ </text:p>
      <text:p text:style-name="P7">VELIYILHOUSE</text:p>
      <text:p text:style-name="P7">മുഹമ്മ</text:p>
      <text:p text:style-name="P7">688525&lt;&gt;</text:p>
      <text:p text:style-name="P8">ഗവ. ഹൈസ്കൂള്‍ ചാരമംഗലം, മുഹമ്മ</text:p>
      <text:p text:style-name="P1">സ്കൂള്‍ കലോത്സവം 201<text:span text:style-name="T1">7</text:span></text:p>
      <text:p text:style-name="P5">സെപ്റ്റംബര്‍ <text:s/>8,9 തീയതികളില്‍</text:p>
      <text:p text:style-name="P3"/>
      <text:p text:style-name="P3">പ്രിയ </text:p>
      <text:p text:style-name="P3"/>
      <text:p text:style-name="P2"><text:tab/>നമ്മുടെ വിദ്യാലയത്തിലെ ഈ വര്‍ഷത്തെ സ്കൂള്‍ കലോത്സവം<text:span text:style-name="T2">സെപ്റ്റംബര്‍ <text:s/>8,9</text:span> തീയതികളില്‍ നടക്കുകയാണ് . കുട്ടികളുടെ സര്‍ഗ്ഗ വാസനകള്‍ പരിപോഷിപ്പിക്കുന്നതില്‍ സ്കൂള്‍ <text:span text:style-name="T3">കലോത്സവത്തി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/text:span>സ്കൂള്‍ <text:span text:style-name="T3">കലോത്സവം 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3"/>
      <text:p text:style-name="P4">‌‌</text:p>
      <text:p text:style-name="P4"/>
      <text:p text:style-name="P4"><text:tab/><text:tab/><text:tab/><text:tab/><text:tab/>വിശ്വസ്തതയോടെ</text:p>
      <text:p text:style-name="P4"/>
      <text:p text:style-name="P4">കണ്‍വീനര്‍<text:tab/><text:tab/><text:tab/><text:tab/><text:tab/><text:tab/><text:tab/><text:tab/><text:tab/>ഹെഡ്‌മാസ്റ്റര്‍</text:p>
      <text:p text:style-name="P3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To </text:p>
      <text:p text:style-name="P7">ഇന്ദ്രജിത്ത്</text:p>
      <text:p text:style-name="P7">PALACKAL ALVELI</text:p>
      <text:p text:style-name="P7">മുഹമ്മ</text:p>
      <text:p text:style-name="P7">688525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06T08:42:49.537587277</dc:date>
    <meta:editing-cycles>3</meta:editing-cycles>
    <meta:editing-duration>PT4M34S</meta:editing-duration>
    <meta:document-statistic meta:table-count="0" meta:image-count="0" meta:object-count="0" meta:page-count="79" meta:paragraph-count="520" meta:word-count="3170" meta:character-count="14666" meta:non-whitespace-character-count="11949"/>
  </office:meta>
</office:document-meta>
</file>